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/>
    <style:font-face style:name="ProximaNova1" svg:font-family="ProximaNova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7c397" loext:decorative="false"/>
    </style:style>
    <style:style style:name="gr2" style:family="graphic" style:parent-style-name="standard">
      <style:graphic-properties draw:stroke="none" draw:fill="solid" draw:fill-color="#4bd0a0" loext:decorative="false"/>
    </style:style>
    <style:style style:name="gr3" style:family="graphic" style:parent-style-name="standard">
      <style:graphic-properties draw:stroke="solid" svg:stroke-width="0.026cm" svg:stroke-color="#4bd0a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solid" draw:fill-color="#000000" draw:opacity="0%" loext:decorative="false"/>
    </style:style>
    <style:style style:name="gr5" style:family="graphic" style:parent-style-name="standard">
      <style:graphic-properties draw:stroke="solid" svg:stroke-width="0.052cm" svg:stroke-color="#4bd0a0" draw:stroke-linejoin="round" svg:stroke-linecap="butt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none" draw:fill="solid" draw:fill-color="#f3f4f7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cm" fo:min-width="21.1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25cm" fo:min-width="17.1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loext:decorative="false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7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4.7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7" style:family="graphic" style:parent-style-name="objectwithoutfill">
      <style:graphic-properties svg:stroke-color="#81d41a" draw:fill="none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816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20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 loext:decorative="false"/>
    </style:style>
    <style:style style:name="gr21" style:family="graphic" style:parent-style-name="standard">
      <style:graphic-properties draw:stroke="solid" svg:stroke-width="0.038cm" svg:stroke-color="#000000" draw:stroke-linejoin="round" svg:stroke-linecap="butt" draw:fill="solid" draw:fill-color="#000000" fo:padding-top="0.019cm" fo:padding-bottom="0.019cm" fo:padding-left="0.019cm" fo:padding-right="0.019cm" loext:decorative="false"/>
    </style:style>
    <style:style style:name="gr22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47c397"/>
    </style:style>
    <style:style style:name="P2" style:family="paragraph">
      <loext:graphic-properties draw:fill="solid" draw:fill-color="#4bd0a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solid" draw:fill-color="#f3f4f7"/>
    </style:style>
    <style:style style:name="P6" style:family="paragraph">
      <style:paragraph-properties fo:text-align="start"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/>
      <style:text-properties fo:font-size="17pt" style:font-size-asian="17pt" style:font-size-complex="17pt"/>
    </style:style>
    <style:style style:name="P10" style:family="paragraph">
      <loext:graphic-properties draw:fill="none"/>
      <style:text-properties fo:font-size="17pt" style:font-size-asian="17pt" style:font-size-complex="17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/>
      <style:paragraph-properties fo:text-align="start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none"/>
      <style:paragraph-properties fo:text-align="start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justify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style:font-name="ProximaNova" fo:font-size="14pt" style:font-name-asian="ProximaNova" style:font-size-asian="14pt" style:font-name-complex="ProximaNova" style:font-size-complex="14pt"/>
    </style:style>
    <style:style style:name="P21" style:family="paragraph">
      <loext:graphic-properties draw:fill="none" draw:fill-color="#ffffff"/>
      <style:paragraph-properties fo:text-align="justify"/>
      <style:text-properties style:font-name="ProximaNova" fo:font-size="14pt" style:font-name-asian="ProximaNova" style:font-size-asian="14pt" style:font-name-complex="ProximaNova" style:font-size-complex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justify"/>
      <style:text-properties fo:font-size="16pt"/>
    </style:style>
    <style:style style:name="P24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ff" loext:opacity="100%" style:font-name="ProximaNova" fo:font-size="32pt" fo:font-weight="bold" style:font-name-asian="ProximaNova" style:font-size-asian="32pt" style:font-weight-asian="bold" style:font-name-complex="ProximaNova" style:font-size-complex="32pt" style:font-weight-complex="bold"/>
    </style:style>
    <style:style style:name="T2" style:family="text">
      <style:text-properties fo:color="#ffffff" loext:opacity="100%" style:font-name="ProximaNova" fo:font-size="17pt" fo:font-weight="normal" style:font-name-asian="ProximaNova" style:font-size-asian="17pt" style:font-weight-asian="normal" style:font-name-complex="ProximaNova" style:font-size-complex="17pt" style:font-weight-complex="normal"/>
    </style:style>
    <style:style style:name="T3" style:family="text">
      <style:text-properties fo:color="#808080" loext:opacity="100%" style:font-name="ProximaNova" fo:font-size="14pt" fo:font-weight="bold" style:font-name-asian="ProximaNova" style:font-size-asian="14pt" style:font-weight-asian="bold" style:font-name-complex="ProximaNova" style:font-size-complex="14pt" style:font-weight-complex="bold"/>
    </style:style>
    <style:style style:name="T4" style:family="text">
      <style:text-properties fo:color="#666666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5" style:family="text">
      <style:text-properties fo:color="#000000" loext:opacity="100%" style:font-name="ProximaNova" fo:font-size="16pt" fo:font-style="italic" fo:font-weight="bold" style:font-name-asian="ProximaNova" style:font-size-asian="16pt" style:font-style-asian="italic" style:font-weight-asian="bold" style:font-name-complex="ProximaNova" style:font-size-complex="16pt" style:font-style-complex="italic" style:font-weight-complex="bold"/>
    </style:style>
    <style:style style:name="T6" style:family="text">
      <style:text-properties fo:color="#000000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7" style:family="text">
      <style:text-properties fo:color="#999999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8" style:family="text">
      <style:text-properties fo:color="#000000" loext:opacity="100%" style:font-name="ProximaNova" fo:font-size="16pt" fo:font-weight="normal" style:font-name-asian="ProximaNova" style:font-size-asian="16pt" style:font-weight-asian="normal" style:font-name-complex="ProximaNova" style:font-size-complex="16pt" style:font-weight-complex="normal"/>
    </style:style>
    <style:style style:name="T9" style:family="text">
      <style:text-properties style:font-name="ProximaNova" fo:font-size="16pt" fo:font-style="italic" fo:font-weight="bold" style:font-name-asian="ProximaNova" style:font-size-asian="16pt" style:font-style-asian="italic" style:font-weight-asian="bold" style:font-name-complex="ProximaNova" style:font-size-complex="16pt" style:font-style-complex="italic" style:font-weight-complex="bold"/>
    </style:style>
    <style:style style:name="T10" style:family="text">
      <style:text-properties style:font-name="ProximaNova" fo:font-size="14pt" fo:font-weight="bold" style:font-name-asian="ProximaNova" style:font-size-asian="14pt" style:font-weight-asian="bold" style:font-name-complex="ProximaNova" style:font-size-complex="14pt" style:font-weight-complex="bold"/>
    </style:style>
    <style:style style:name="T11" style:family="text">
      <style:text-properties fo:color="#000000" loext:opacity="100%" style:font-name="ProximaNova" fo:font-size="16pt" style:font-name-asian="ProximaNova" style:font-size-asian="16pt" style:font-name-complex="ProximaNova" style:font-size-complex="16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ProximaNova" fo:font-size="14pt" fo:font-style="italic" style:font-name-asian="ProximaNova" style:font-size-asian="14pt" style:font-style-asian="italic" style:font-name-complex="ProximaNova" style:font-size-complex="14pt" style:font-style-complex="italic"/>
    </style:style>
    <style:style style:name="T14" style:family="text">
      <style:text-properties fo:color="#000000" loext:opacity="100%" style:font-name="ProximaNova" fo:font-size="28pt" fo:font-weight="bold" style:font-name-asian="ProximaNova" style:font-size-asian="28pt" style:font-weight-asian="bold" style:font-name-complex="ProximaNova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4.486cm" svg:height="14.287cm" svg:x="18.143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3" draw:text-style-name="P3" draw:layer="layout" svg:width="14.486cm" svg:height="14.287cm" svg:x="18.143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4" draw:text-style-name="P4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5" draw:text-style-name="P3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6" draw:text-style-name="P5" draw:layer="layout" svg:width="0.343cm" svg:height="0.351cm" svg:x="23.804cm" svg:y="12.9cm" svg:viewBox="0 0 344 352" svg:d="M186 0c-5 0-9 0-13 0-95 0-173 77-173 176 0 97 78 176 173 176 94 0 171-79 171-176 0-9-2-16-2-22-81-7-146-73-156-154z">
          <text:p/>
        </draw:path>
        <draw:path draw:style-name="gr6" draw:text-style-name="P5" draw:layer="layout" svg:width="0.343cm" svg:height="0.351cm" svg:x="23.804cm" svg:y="12.514cm" svg:viewBox="0 0 344 352" svg:d="M344 175c0-96-77-175-171-175-95 0-173 79-173 175 0 97 78 177 173 177 4 0 8 0 13 0 6-89 72-157 156-163 0-5 2-9 2-14z">
          <text:p/>
        </draw:path>
        <draw:path draw:style-name="gr6" draw:text-style-name="P5" draw:layer="layout" svg:width="0.343cm" svg:height="0.351cm" svg:x="24.179cm" svg:y="12.514cm" svg:viewBox="0 0 344 352" svg:d="M151 350c7 2 13 2 22 2 94 0 171-80 171-177 0-96-77-175-171-175s-173 79-173 175c0 5 0 9 0 14 83 11 145 76 151 161z">
          <text:p/>
        </draw:path>
        <draw:path draw:style-name="gr6" draw:text-style-name="P5" draw:layer="layout" svg:width="0.343cm" svg:height="0.351cm" svg:x="24.179cm" svg:y="12.9cm" svg:viewBox="0 0 344 352" svg:d="M4 151c-4 9-4 16-4 25 0 97 79 176 173 176s171-79 171-176c0-99-77-176-171-176-9 0-15 0-24 0-8 79-70 143-145 151z">
          <text:p/>
        </draw:path>
        <draw:path draw:style-name="gr6" draw:text-style-name="P5" draw:layer="layout" svg:width="0.343cm" svg:height="0.351cm" svg:x="23.747cm" svg:y="12.987cm" svg:viewBox="0 0 344 352" svg:d="M186 0c-5 0-9 0-13 0-95 0-173 77-173 176 0 97 78 176 173 176 94 0 171-79 171-176 0-8-2-15-2-22-81-6-146-73-156-154z">
          <text:p/>
        </draw:path>
        <draw:path draw:style-name="gr6" draw:text-style-name="P5" draw:layer="layout" svg:width="0.343cm" svg:height="0.351cm" svg:x="23.747cm" svg:y="12.601cm" svg:viewBox="0 0 344 352" svg:d="M344 175c0-96-77-175-171-175-95 0-173 79-173 175 0 98 78 177 173 177 4 0 8 0 13 0 6-88 73-157 156-164 0-4 2-8 2-13z">
          <text:p/>
        </draw:path>
        <draw:path draw:style-name="gr6" draw:text-style-name="P5" draw:layer="layout" svg:width="0.343cm" svg:height="0.351cm" svg:x="24.123cm" svg:y="12.601cm" svg:viewBox="0 0 344 352" svg:d="M151 350c6 2 13 2 21 2 94 0 172-79 172-177 0-96-78-175-172-175s-172 79-172 175c0 5 0 9 0 13 82 11 144 78 151 162z">
          <text:p/>
        </draw:path>
        <draw:path draw:style-name="gr6" draw:text-style-name="P5" draw:layer="layout" svg:width="0.343cm" svg:height="0.351cm" svg:x="24.123cm" svg:y="12.987cm" svg:viewBox="0 0 344 352" svg:d="M2 152c-2 9-2 16-2 24 0 97 78 176 172 176s172-79 172-176c0-99-78-176-172-176-8 0-15 0-24 0-8 79-70 143-146 152z">
          <text:p/>
        </draw:path>
        <draw:polygon draw:style-name="gr4" draw:text-style-name="P4" draw:layer="layout" svg:width="23.796cm" svg:height="5.091cm" svg:x="0.886cm" svg:y="0.816cm" svg:viewBox="0 0 23797 5092" draw:points="0,0 23797,0 23797,5092 0,5092">
          <text:p/>
        </draw:polygon>
        <draw:frame draw:style-name="gr7" draw:text-style-name="P7" draw:layer="layout" svg:width="21.114cm" svg:height="3.193cm" svg:x="1.136cm" svg:y="1.5cm">
          <draw:text-box>
            <text:p text:style-name="P6"><text:span text:style-name="T1">Прогнозирование</text:span></text:p>
            <text:p text:style-name="P6"><text:span text:style-name="T1">спроса в онлайн ритейле </text:span></text:p>
          </draw:text-box>
        </draw:frame>
        <draw:polygon draw:style-name="gr4" draw:text-style-name="P4" draw:layer="layout" svg:width="11.415cm" svg:height="2.187cm" svg:x="1.065cm" svg:y="8.193cm" svg:viewBox="0 0 11416 2188" draw:points="0,0 11416,0 11416,2188 0,2188">
          <text:p/>
        </draw:polygon>
        <draw:frame draw:style-name="gr8" draw:text-style-name="P9" draw:layer="layout" svg:width="17.181cm" svg:height="2.797cm" svg:x="1.069cm" svg:y="0.453cm">
          <draw:text-box>
            <text:p text:style-name="P8"><text:span text:style-name="T2">Дипломная работа по программе «Аналитик данных»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</draw:text-box>
        </draw:frame>
        <draw:frame draw:style-name="gr9" draw:text-style-name="P10" draw:layer="layout" svg:width="3.52cm" svg:height="0.7cm" svg:x="1.066cm" svg:y="8.213cm">
          <draw:text-box>
            <text:p text:style-name="P8"><text:span text:style-name="T2">Сипко А.В. </text:span></text:p>
          </draw:text-box>
        </draw:frame>
        <draw:frame draw:style-name="gr9" draw:text-style-name="P10" draw:layer="layout" svg:width="4.9cm" svg:height="0.7cm" svg:x="1.066cm" svg:y="9.04cm">
          <draw:text-box>
            <text:p text:style-name="P8"><text:span text:style-name="T2">Группа: AML-42</text:span></text:p>
          </draw:text-box>
        </draw:frame>
        <draw:frame draw:style-name="gr9" draw:text-style-name="P10" draw:layer="layout" svg:width="5.408cm" svg:height="0.7cm" svg:x="1.066cm" svg:y="9.868cm">
          <draw:text-box>
            <text:p text:style-name="P8"><text:span text:style-name="T2">Руководитель: ...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9.387cm" svg:height="0.774cm" svg:x="0.273cm" svg:y="13.287cm">
          <draw:text-box>
            <text:p text:style-name="P13"><text:span text:style-name="T3">1. Актуальность выбранной темы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4" draw:text-style-name="P18" draw:layer="layout" svg:width="23.5cm" svg:height="2.097cm" svg:x="0.75cm" svg:y="1.75cm">
          <draw:text-box>
            <text:p text:style-name="P17"><text:span text:style-name="T5">Прогнозирование спроса</text:span><text:span text:style-name="T6"> —</text:span><text:span text:style-name="T7"> </text:span><text:span text:style-name="T8">это ключевая задача для онлайн-ритейла, </text:span><text:span text:style-name="T8"><text:tab/></text:span><text:span text:style-name="T8">оказывающая значительное </text:span><text:span text:style-name="T8"><text:tab/></text:span><text:span text:style-name="T8">влияние на управление запасами, логистику </text:span><text:span text:style-name="T8"><text:tab/></text:span><text:span text:style-name="T8">и планирование продаж.</text:span></text:p>
          </draw:text-box>
        </draw:frame>
        <draw:frame draw:style-name="gr15" draw:text-style-name="P18" draw:layer="layout" svg:width="24.25cm" svg:height="6cm" svg:x="0.75cm" svg:y="6.5cm">
          <draw:text-box>
            <text:p text:style-name="P19"><text:span text:style-name="T9">Стейкхолдеры:</text:span></text:p>
            <text:p text:style-name="P19"><text:span text:style-name="T10"><text:tab/></text:span><text:span text:style-name="T5">Коммерческий директор</text:span><text:span text:style-name="T6"> </text:span><text:span text:style-name="T11">– повышение прибыли.</text:span></text:p>
            <text:p text:style-name="P19"><text:span text:style-name="T11"><text:tab/></text:span><text:span text:style-name="T5">Менеджеры по закупкам</text:span><text:span text:style-name="T11"> – минимизация издержек, планирование поставок.</text:span></text:p>
            <text:p text:style-name="P19"><text:span text:style-name="T11"><text:tab/></text:span><text:span text:style-name="T5">Логистический отдел</text:span><text:span text:style-name="T11"> – сокращение затрат и управление запасами.</text:span></text:p>
            <text:p text:style-name="P19"><text:span text:style-name="T11"><text:tab/></text:span><text:span text:style-name="T5">Маркетологи </text:span><text:span text:style-name="T11">– планирование активностей и промо-компаний.</text:span></text:p>
            <text:p text:style-name="P19"><text:span text:style-name="T11"><text:tab/></text:span><text:span text:style-name="T5">IT-отдел</text:span><text:span text:style-name="T11"> – поддержка инфраструктуры для сбора и обработки данных.</text:span></text:p>
            <text:p text:style-name="P19"><text:span text:style-name="T11"><text:tab/></text:span><text:span text:style-name="T5">Финансовый отдел</text:span><text:span text:style-name="T11"> – бюджетирование и оценка рентабельности.</text:span></text:p>
          </draw:text-box>
        </draw:frame>
        <draw:frame draw:style-name="gr16" draw:text-style-name="P21" draw:layer="layout" svg:width="23.5cm" svg:height="1.75cm" svg:x="1.5cm" svg:y="4cm">
          <draw:text-box>
            <text:p text:style-name="P20"><text:span text:style-name="T12">«Точные прогнозы позволяют снизить издержки, дефицита товаров и улучшить обслуживание клиентов, что даёт компаниям конкурентное преимущество, повышая эффективность операций и прибыль.»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3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10.628cm" svg:height="0.774cm" svg:x="0.273cm" svg:y="13.287cm">
          <draw:text-box>
            <text:p text:style-name="P13"><text:span text:style-name="T3">2. Описание данных и предобработка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Источник данных: транзакции интернет-магазина за последние 3 года.</text:span></text:p>
            <text:p text:style-name="P23"><text:span text:style-name="T5">Обработка данных:</text:span></text:p>
            <text:p text:style-name="P23"><text:span text:style-name="T5">Заполнение пропусков.</text:span></text:p>
            <text:p text:style-name="P23"><text:span text:style-name="T5">Работа с текстовыми данными для описания товаров.</text:span></text:p>
            <text:p text:style-name="P23"><text:span text:style-name="T5">Фильтрация товаров по категориям.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4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9.679cm" svg:height="0.774cm" svg:x="0.273cm" svg:y="13.287cm">
          <draw:text-box>
            <text:p text:style-name="P13"><text:span text:style-name="T3">3. План работ и решаемые задачи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Основная задача: построение моделей прогнозирования спроса для разных категорий товаров.</text:span></text:p>
            <text:p text:style-name="P23"><text:span text:style-name="T5">Вопрос: Какие модели показывают лучшие результаты при прогнозировании спроса?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5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9.121cm" svg:height="0.774cm" svg:x="0.273cm" svg:y="13.287cm">
          <draw:text-box>
            <text:p text:style-name="P13"><text:span text:style-name="T3">4. Используменые инструменты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Основная задача: построение моделей прогнозирования спроса для разных категорий товаров.</text:span></text:p>
            <text:p text:style-name="P23"><text:span text:style-name="T5">Вопрос: Какие модели показывают лучшие результаты при прогнозировании спроса?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6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8.727cm" svg:height="0.774cm" svg:x="0.273cm" svg:y="13.287cm">
          <draw:text-box>
            <text:p text:style-name="P13"><text:span text:style-name="T3">5. Модели кластеризации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Основная задача: построение моделей прогнозирования спроса для разных категорий товаров.</text:span></text:p>
            <text:p text:style-name="P23"><text:span text:style-name="T5">Вопрос: Какие модели показывают лучшие результаты при прогнозировании спроса?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7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8.727cm" svg:height="0.774cm" svg:x="0.273cm" svg:y="13.287cm">
          <draw:text-box>
            <text:p text:style-name="P13"><text:span text:style-name="T3">6. Анализ временных рядов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Основная задача: построение моделей прогнозирования спроса для разных категорий товаров.</text:span></text:p>
            <text:p text:style-name="P23"><text:span text:style-name="T5">Вопрос: Какие модели показывают лучшие результаты при прогнозировании спроса?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8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11.356cm" svg:height="0.774cm" svg:x="0.273cm" svg:y="13.287cm">
          <draw:text-box>
            <text:p text:style-name="P13"><text:span text:style-name="T3">7. Модели построения временных рядов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Основная задача: построение моделей прогнозирования спроса для разных категорий товаров.</text:span></text:p>
            <text:p text:style-name="P23"><text:span text:style-name="T5">Вопрос: Какие модели показывают лучшие результаты при прогнозировании спроса?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9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8.727cm" svg:height="0.774cm" svg:x="0.273cm" svg:y="13.287cm">
          <draw:text-box>
            <text:p text:style-name="P13"><text:span text:style-name="T3">8. Результаты прогнозов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Основная задача: построение моделей прогнозирования спроса для разных категорий товаров.</text:span></text:p>
            <text:p text:style-name="P23"><text:span text:style-name="T5">Вопрос: Какие модели показывают лучшие результаты при прогнозировании спроса?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10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0" draw:text-style-name="P11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0" draw:text-style-name="P11" draw:layer="layout" svg:width="1.971cm" svg:height="1.305cm" svg:x="22.805cm" svg:y="9.478cm" svg:viewBox="0 0 1972 1306" svg:d="M1972 0c-126 19-283 75-443 153-586 267-1056 598-1529 1153z">
          <text:p/>
        </draw:path>
        <draw:polygon draw:style-name="gr11" draw:text-style-name="P12" draw:layer="layout" svg:width="0cm" svg:height="0cm" svg:x="25.009cm" svg:y="12.476cm" svg:viewBox="0 0 0 0" draw:points="0,0">
          <text:p/>
        </draw:polygon>
        <draw:path draw:style-name="gr10" draw:text-style-name="P11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0" draw:text-style-name="P11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2" draw:text-style-name="P14" draw:layer="layout" svg:width="8.727cm" svg:height="0.774cm" svg:x="0.273cm" svg:y="13.287cm">
          <draw:text-box>
            <text:p text:style-name="P13"><text:span text:style-name="T3">9. Выводы</text:span></text:p>
          </draw:text-box>
        </draw:frame>
        <draw:path draw:style-name="gr10" draw:text-style-name="P11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3" draw:text-style-name="P16" draw:layer="layout" svg:width="14.806cm" svg:height="0.848cm" svg:x="10.5cm" svg:y="0.152cm">
          <draw:text-box>
            <text:p text:style-name="P15"><text:span text:style-name="T4">«Прогнозирование спроса в онлайн ритейле»</text:span></text:p>
          </draw:text-box>
        </draw:frame>
        <draw:frame draw:style-name="gr15" draw:text-style-name="P18" draw:layer="layout" svg:width="24.25cm" svg:height="6cm" svg:x="0.5cm" svg:y="2cm">
          <draw:text-box>
            <text:p text:style-name="P23"><text:span text:style-name="T5">Указать выводы по проделанной работе</text:span></text:p>
          </draw:text-box>
        </draw:frame>
        <draw:line draw:style-name="gr17" draw:text-style-name="P22" draw:layer="layout" svg:x1="4.25cm" svg:y1="1cm" svg:x2="25.4cm" svg:y2="1cm">
          <text:p/>
        </draw:line>
        <draw:line draw:style-name="gr17" draw:text-style-name="P22" draw:layer="layout" svg:x1="2.5cm" svg:y1="1.05cm" svg:x2="25.4cm" svg:y2="1.05cm">
          <text:p/>
        </draw:line>
        <draw:line draw:style-name="gr17" draw:text-style-name="P22" draw:layer="layout" svg:x1="0.75cm" svg:y1="1.1cm" svg:x2="25.4cm" svg:y2="1.1cm">
          <text:p/>
        </draw:line>
        <draw:frame draw:style-name="gr18" draw:text-style-name="P21" draw:layer="layout" svg:width="23.5cm" svg:height="1.816cm" svg:x="8.75cm" svg:y="-3.25cm">
          <draw:text-box>
            <text:p text:style-name="P20"><text:span text:style-name="T13">«Использование современных методов анализа данных и машинного обучения помогает адаптироваться к изменениям в потребительском спросе и точнее прогнозировать потребности клиентов, что особенно важно в динамичных условиях онлайн-рынка.»</text:span></text:p>
          </draw:text-box>
        </draw:frame>
      </draw:page>
      <draw:page draw:name="page11" draw:style-name="dp1" draw:master-page-name="master-page3">
        <draw:polygon draw:style-name="gr10" draw:text-style-name="P11" draw:layer="layout" svg:width="25.399cm" svg:height="14.287cm" svg:x="0cm" svg:y="0cm" svg:viewBox="0 0 25400 14288" draw:points="0,0 25400,0 25400,14288 0,14288">
          <text:p/>
        </draw:polygon>
        <draw:path draw:style-name="gr4" draw:text-style-name="P4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ath draw:style-name="gr19" draw:text-style-name="P3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olygon draw:style-name="gr4" draw:text-style-name="P4" draw:layer="layout" svg:width="11.083cm" svg:height="12.4cm" svg:x="1.017cm" svg:y="0.943cm" svg:viewBox="0 0 11084 12401" draw:points="0,0 11084,0 11084,12401 0,12401">
          <text:p/>
        </draw:polygon>
        <draw:path draw:style-name="gr4" draw:text-style-name="P4" draw:layer="layout" svg:width="0.577cm" svg:height="0.859cm" svg:x="18.159cm" svg:y="7.148cm" svg:viewBox="0 0 578 860" svg:d="M578 0l-61 860zM46 54l-46 806z">
          <text:p/>
        </draw:path>
        <draw:path draw:style-name="gr20" draw:text-style-name="P3" draw:layer="layout" svg:width="0.577cm" svg:height="0.859cm" svg:x="18.159cm" svg:y="7.148cm" svg:viewBox="0 0 578 860" svg:d="M578 0l-61 860M46 54l-46 806">
          <text:p/>
        </draw:path>
        <draw:path draw:style-name="gr11" draw:text-style-name="P12" draw:layer="layout" svg:width="1.683cm" svg:height="1.561cm" svg:x="17.575cm" svg:y="6.824cm" svg:viewBox="0 0 1684 1562" svg:d="M1637 785l20 1zM1664 401l20 2c0-1 0-1 0-2zM1428 150l1-20zM1157 347l-20-2c-1 11 7 20 17 22 10 1 20-5 23-16zM910 20v20c1 0 1 0 1 0zM640 356l20 4c0-2 0-4 0-6zM631 398l-20 4c2 9 11 16 20 16 10 0 18-7 20-16zM387 170l1-20c-1 0-1 0-1 0zM109 410l20 1c0 0 0-1 0-2zM1627 1193l30-407-40-3-30 407zM1657 786l27-383-40-3-27 383zM1684 401c-2-125-66-194-129-231-32-18-63-28-86-33-12-3-21-5-28-6-4 0-7-1-8-1s-2 0-3 0-1 0-1 0l-1 20c-2 20-2 20-2 20h1 1c2 0 4 1 7 1 6 1 14 2 25 5 20 5 48 14 75 30 53 31 107 87 109 196zM1429 130c-118-5-191 47-235 103-21 26-35 53-44 74-4 10-7 19-9 25-1 3-2 5-3 7 0 1 0 1 0 2s0 1 0 1l19 5c20 4 20 4 20 4v1-1-1c0-1 1-3 2-6 1-5 4-12 8-21 8-18 20-42 39-65 37-46 98-92 201-88zM1177 348c6-86-6-153-30-203s-59-83-94-105c-35-21-71-31-97-36-14-2-25-4-33-4-4 0-7 0-10 0-1 0-2 0-2 0-1 0-1 0-1 0v20c1 20 1 20 1 20 0 0 1 0 2 0 2 0 4 0 8 0 6 1 16 2 28 4 23 4 53 13 83 31s58 45 79 88c20 43 32 101 26 182zM910 0c-77 1-134 24-177 58-43 35-69 80-86 124-16 45-23 88-26 120-1 16-1 30-1 39 0 5 0 9 0 12 0 1 0 2 0 3s0 1 0 1l20-1c20-2 20-2 20-2 0-1 0-2 0-3 0-2 0-5 0-10 0-8 0-20 2-35 2-30 8-70 23-110 15-39 38-78 73-106 35-29 84-49 152-50zM620 351l-9 42 40 9 9-42zM651 393c-26-119-91-180-151-212-30-16-57-23-78-27-10-2-18-3-24-4-3 0-6 0-8 0 0 0-1 0-2 0l-1 20c0 20 0 20 0 20 1 0 1 0 2 0s3 0 5 0c5 1 12 2 21 3 17 4 41 11 66 24 50 26 107 78 130 185zM387 150c-150 1-226 65-264 131-18 33-26 65-30 89-2 12-3 22-4 29 0 3 0 6 0 8 0 1 0 2 0 3s0 1 0 1l20-1c20-1 20-1 20-1 0 0 0-1 0-2s0-3 1-6c0-6 1-15 2-25 4-20 11-48 26-75 30-53 93-110 230-111zM89 408l-89 1151 40 3 89-1151z">
          <text:p/>
        </draw:path>
        <draw:path draw:style-name="gr10" draw:text-style-name="P11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20" draw:text-style-name="P3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10" draw:text-style-name="P11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20" draw:text-style-name="P3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10" draw:text-style-name="P11" draw:layer="layout" svg:width="1.458cm" svg:height="1.153cm" svg:x="23.707cm" svg:y="11.831cm" svg:viewBox="0 0 1459 1154" svg:d="M600 1146c0 0-150 37-263-47s-127-174-127-174l-45-229-35-50-130-646 1459 1017z">
          <text:p/>
        </draw:path>
        <draw:path draw:style-name="gr11" draw:text-style-name="P12" draw:layer="layout" svg:width="10.009cm" svg:height="9.006cm" svg:x="16.975cm" svg:y="5.96cm" svg:viewBox="0 0 10010 9007" svg:d="M8008 4529l-12 16zM7450 4149l-13 16c1 0 1 0 1 0zM6596 3713l-6 19c0 0 1 0 2 0zM5024 3767l-5 19c4 1 9 1 13-1zM4879 3727l-19 5c1 7 7 12 14 14zM4777 3371l-8-19c-9 4-14 14-11 24zM4914 3312l-8-19zM5330 3014l16-12c-3-4-9-7-15-8-6 0-12 2-16 7zM5869 3096l-5-19zM5704 1771l-20 5c2 9 11 15 20 15zM5673 1644l19-5c0-1 0-1 0-2zM5623 1498l5-19c-7-2-15 0-20 5-5 6-7 14-4 21zM5788 1436l19-6c-2-8-9-13-18-14zM5662 1358l-10-17c-5 3-8 8-9 14s0 12 4 17zM5747 1247l-19-6zM5716 1172l13-15c-8-7-20-7-27 0zM5686 1198l13 15zM5519 1289l-18 9c4 10 16 14 26 10zM5439 1186l15-13zM5210 945l-10-18c-5 3-9 9-10 15s1 13 6 17zM4814 207l18-8c-1-3-3-5-5-7zM4532 162l-12 17c7 5 17 5 24 0zM4464 115l12-16c-1-1-1-1-2-1zM4272 126l-12-16c-9 7-11 19-5 28 6 8 17 11 27 6zM4005 90l-12 16c6 5 15 6 22 2zM3967 61l13-16h-1zM3602 136l15 14zM3435 597h-20zM3568 863l9 18c6-3 10-8 11-14s-1-13-5-17zM3202 1200l-5 20c7 2 15-1 20-7zM2903 1220l6 19h1zM2476 1597l18 9c0-1 1-2 1-3zM3020 2539l19-7c-2-7-9-12-16-13zM4012 3402l18-7c-2-6-8-11-14-12zM4123 3734l15-14c-4-4-9-6-14-6-6 0-11 2-15 6zM4037 3816l-4 20c7 1 13-1 18-5zM2792 4458l-18-10zM2292 5407l-18-9zM1859 6312l-20-1c-1 9 5 18 14 21 10 2 20-2 24-11zM1984 4949l20 1zM303 4186v20c11 0 20-8 20-18zM157 4186v-20c-10 0-19 8-20 19zM124 4631l20 2zM44 5592l-20-2c0 5 1 11 5 15 3 4 8 6 14 7zM187 5601l20 2c1-5-1-11-4-15-4-4-9-7-14-7zM20 7149l-20-1c0 1 0 1 0 1zM432 8155l-16 12zM2297 8638l6 19zM3038 8158l16 12h1zM3332 7756l20-6c-3-7-9-13-16-14-8-1-15 2-20 8zM6033 7762l13 16c6-5 9-14 7-22-3-8-10-14-18-14zM5931 7840l-13-16c-1 1-2 2-3 3zM5904 8053l-18 8zM6090 8178v20c1 0 2 0 3 0zM6869 8057l20-5c-3-10-13-17-23-15zM6915 8267l-20 5zM7108 8593l13-16h-1zM7603 8714l20-3c-1-6-5-11-9-14-5-3-11-4-17-3zM7637 8930l-20 3c1 9 9 16 19 17zM8379 8852l3 19zM9866 7779l-19-7zM7333 7018l-3-20c-1 0-2 0-2 0zM6943 6796l20-3v-1zM6898 6567l20-4c-1-3-2-6-3-8zM6863 6518l-19 4c0 2 1 5 3 7zM6733 5872l12-17c-7-4-16-5-23 0-7 4-10 13-9 21zM8192 6888l3 20c8-1 14-7 16-15s-1-17-8-21zM9865 6280c-98-201-138-305-351-566l-31 26c209 257 248 357 346 557zM9514 5714c-213-261-508-492-697-641l-25 31c190 150 481 379 691 636zM8817 5073c-95-76-294-216-470-337-87-61-169-117-229-158-30-20-55-37-73-48-8-6-15-10-19-13-3-2-4-3-5-4-1 0-1-1-2-1l-11 17c-12 16-12 16-12 16l1 1 1 1c1 0 3 1 5 3 5 3 11 7 20 13 17 12 42 28 72 49 60 40 142 96 229 157 176 121 375 261 468 335zM8019 4512l-558-380-23 33 558 380zM7462 4133c-227-176-442-286-600-352-79-33-145-55-190-69-23-7-41-11-53-15-6-1-11-2-14-3-1 0-3-1-4-1h-1l-4 20c-4 19-4 19-4 19h1c0 1 1 1 3 1 3 1 7 2 13 3 12 3 29 8 51 15 45 13 108 35 186 67 156 65 368 173 591 347zM6602 3693c-409-136-806-122-1100-74-146 23-268 56-353 82-42 13-75 25-98 33-11 5-20 8-26 10-3 2-5 3-7 3l-1 1c-1 0-1 0-1 0l8 19c8 18 8 18 8 18 1 0 1 0 2-1 1 0 3-1 6-2 6-2 14-6 25-10 22-8 55-20 96-32 84-26 203-58 348-82 289-47 679-60 1081 74zM5029 3747l-145-40-10 39 145 40zM4898 3721l-102-356-38 11 102 356zM4785 3389l137-59-16-37-137 59zM4922 3330c125-53 231-129 305-191 37-31 67-59 87-79 10-10 18-18 23-23 3-3 5-5 6-7 1-1 1-1 2-2l-15-14c-15-13-15-13-15-13-1 1-1 1-2 2s-3 3-5 6c-5 5-13 13-22 23-20 19-48 46-85 76-72 60-175 134-295 185zM5330 3014c-16 12-16 12-16 12v1c1 0 1 0 1 1 1 0 1 1 2 2 2 1 4 3 6 6 6 4 15 10 28 18 27 15 73 36 154 63l13-38c-79-27-123-47-147-61-12-6-19-11-22-14-2-1-3-2-3-2 0-1 0-1 0 0zM5505 3117c84 29 176 28 247 21 36-4 66-9 88-14 10-2 19-4 25-6 3 0 5-1 7-1 1-1 1-1 2-1l-5-20c-5-19-5-19-5-19-1 0-1 0-1 0 0 0-1 0-1 1-2 0-4 1-7 1-5 2-13 3-24 6-20 4-49 9-83 13-68 7-154 7-230-19zM5874 3116c400-111 478-469 501-572l-40-9c-22 103-96 438-471 542zM6375 2544c23-109 22-335-174-566l-31 26c187 220 187 433 165 531zM6201 1978c-100-116-224-173-323-201-50-14-93-20-124-23-16-2-28-3-37-3-4 0-8 0-10 0-1 0-2 0-3 0s-1 0-1 0l1 20c0 20 0 20 0 20h1c0 0 1 0 2 0 2 0 5 0 9 0 8 1 19 1 34 3 29 3 70 9 117 22 94 26 211 80 303 188zM5723 1766l-31-127-39 10 31 127zM5692 1637l-50-145-38 13 49 145zM5623 1498c-6 19-6 19-6 19 0 0 0 1 1 1s2 0 3 1c3 0 6 1 11 2 9 2 21 4 35 6 28 4 64 6 94-4l-14-38c-19 7-48 6-74 2-13-1-24-4-32-5-4-1-8-2-10-3-1 0-2 0-2 0-1 0-1 0-1 0zM5761 1523c32-11 45-35 48-56 2-10 1-19 0-25 0-3-1-6-1-8 0-1 0-2-1-2 0-1 0-1 0-1 0-1 0-1 0-1l-19 6c-20 6-20 6-20 6 0-1 0-1 0-1v1c0 0 1 0 1 1 0 0 0 2 0 4 1 4 1 8 0 13-1 10-6 19-22 25zM5789 1416c-24-2-51-18-74-36-12-9-21-18-27-25-4-3-6-6-8-7-1-1-2-2-2-2 0-1 0-1 0-1h-1 1l-16 13c-15 14-15 14-15 14h1v1c1 0 1 1 3 2 2 2 4 5 8 9 7 7 18 17 30 27 25 19 60 42 97 45zM5672 1376c56-32 80-81 94-123l-38-12c-13 37-32 75-76 100zM5766 1254c8-26 0-49-10-65-9-16-22-27-27-32l-27 30c4 3 13 12 20 23 6 11 9 22 6 31zM5702 1157c-4 4-12 12-29 25l26 31c17-14 26-22 31-27zM5673 1182c-24 20-64 42-99 60-17 8-33 16-45 21-5 2-10 4-13 6-2 1-3 1-4 1 0 1-1 1-1 1l8 18c8 19 8 19 8 19 0 0 1 0 1-1 1 0 2 0 4-1 3-2 8-4 14-6 12-6 28-13 46-22 35-18 79-42 107-65zM5519 1289c18-8 18-8 18-8 0-1 0-1 0-1-1 0-1-1-1-1-1-1-1-2-2-4-3-3-6-8-12-16-11-15-31-41-68-86l-31 25c37 45 56 70 67 85 5 7 8 11 10 14 0 1 1 1 1 2v-1zM5454 1173c-37-45-95-106-143-155-24-25-46-47-62-62-8-8-14-14-18-19-3-2-4-4-5-5-1 0-2-1-2-1 0-1 0-1 0-1l-14 15c-14 14-14 14-14 14v1c0 0 1 0 1 1 2 1 3 3 5 5 5 4 11 10 19 18 16 16 38 38 62 62 48 49 104 109 140 152zM5210 945c9 18 9 18 9 18 0-1 0-1 0-1 1 0 1 0 1 0h1c0-1 1-1 2-2 2-1 4-3 6-5 4-5 9-11 13-20 10-19 19-49 22-99l-40-3c-3 46-12 71-18 84-3 6-5 9-7 10 0 1 0 1 0 1 0 0 0-1 1-1zM5264 836c4-56-30-110-65-150-36-41-77-73-94-86l-25 31c17 14 55 44 88 82 34 38 59 81 56 120zM5105 600c-33-27-60-50-122-123l-30 26c63 75 92 100 127 128zM4983 477c-30-34-67-103-98-165-15-31-28-59-38-80-5-10-8-18-11-24-1-3-2-5-3-7 0-1-1-1-1-2l-18 8c-19 8-19 8-19 8v1c1 0 1 1 1 1 1 2 2 4 3 7 3 6 7 15 11 25 10 21 24 50 39 81 31 61 70 134 104 173zM4827 192c-79-74-156-87-213-80-28 4-52 12-68 19-8 4-14 7-19 10-2 1-4 3-5 3 0 1-1 1-1 1l-1 1 12 16c12 17 12 17 12 17v-1c1-1 2-1 4-2 3-2 8-5 15-8 13-6 32-13 56-16 46-5 110 4 181 70zM4543 146l-67-47-23 33 67 47zM4474 98c-58-31-111-28-150-17-20 5-35 12-46 18-6 3-10 6-13 8-2 1-3 2-4 2 0 1-1 1-1 1l12 16c12 17 12 17 12 17h-1 1v-1c1 0 1-1 2-1 3-2 6-4 11-6 8-5 21-11 37-15 32-9 75-11 121 13zM4272 126c10 18 10 18 10 18v-1c1 0 1 0 1 0 1 0 1-1 2-1 1-1 2-3 3-4 3-4 5-9 5-14-1-9-6-16-11-21-10-10-31-24-74-45l-18 36c44 21 59 32 63 37 3 3-1 0-1-6 0-4 1-8 4-11 1-1 2-2 3-3l1-1h1c0-1 0-1 0-1zM4208 58c-49-25-103-20-143-11-20 5-37 11-49 16-6 3-11 5-15 6-1 1-3 2-3 2-1 1-1 1-2 1l9 18c10 18 10 18 10 18l1-1c0 0 1 0 3-1 3-1 7-3 12-6 11-4 26-9 43-13 36-9 79-11 116 7zM4018 74l-38-29-25 32 38 29zM3967 61c12-16 12-16 12-16v-1c-1 0-2 0-2-1-2-1-4-3-7-4-6-4-15-9-25-13-22-10-52-21-89-25-75-8-173 14-269 122l30 27c88-99 173-115 235-109 31 3 58 13 76 21 9 4 16 8 21 11 2 2 4 3 5 4 1 0 1 0 1 0 1 0 1 0 1 1v-1zM3587 123c-95 105-139 192-158 270-20 77-15 143-14 204l41-1c-2-63-6-123 12-193 17-70 58-151 149-253zM3415 597c2 68 37 139 71 191 16 26 33 48 46 64 6 8 11 14 15 18 2 2 3 4 4 5s1 1 1 1c1 1 1 1 1 1l15-14c15-13 15-13 15-13h-1c0-1 0-1-1-2 0-1-2-2-4-4-3-4-8-10-14-17-12-15-28-36-44-61-32-51-62-113-63-170zM3558 846c-83 45-176 131-248 205-36 37-67 71-89 96-11 12-19 22-25 30-3 3-6 6-7 8-1 1-2 1-2 2h-1c0 1 0 1 0 1l16 12c15 13 15 13 15 13 1 0 1 0 1 0 0-1 1-2 2-2 1-2 3-5 6-8 6-7 15-17 26-30 21-24 52-58 87-94 71-73 161-156 238-198zM3207 1181c-77-20-155-15-213-5-29 5-54 11-71 16-8 2-15 5-20 6-2 1-4 2-5 2s-1 1-2 1l7 19c7 19 7 19 7 19v-1h1c1 0 3-1 5-2 4-1 11-3 19-5 16-5 38-11 66-16 55-9 126-13 196 5zM2896 1201c-178 59-288 156-354 239-32 41-53 78-67 106-6 13-11 24-14 32-1 4-3 7-3 10-1 1-1 1-1 2v1l19 6c19 6 19 6 19 6v-1c0 0 1-1 1-2s1-4 3-7c2-7 6-17 13-30 12-25 32-60 62-99 61-77 165-168 335-225zM2476 1597c-18-9-18-9-18-9l-1 1c0 0 0 1-1 2-1 3-3 6-5 10-3 9-9 22-14 38-12 32-25 79-32 135-15 113-7 265 86 425l35-21c-87-150-95-293-81-399 7-53 19-96 30-126 5-16 10-27 13-35 2-4 3-7 4-9 1-1 1-2 1-2l1-1zM2491 2199c93 159 225 249 333 299 54 25 102 40 137 49 17 5 31 8 41 9 5 1 9 2 11 2s3 1 4 1h1l2-20c3-20 3-20 3-20-1 0-1 0-1 0-1 0-1 0-3-1-2 0-5 0-10-1-9-2-22-5-38-9-33-8-79-23-130-46-103-48-227-133-315-284zM3001 2545c30 87 139 335 399 569l27-30c-254-228-359-470-388-552zM3400 3114c131 118 283 195 401 242 60 24 111 40 148 51 18 5 33 9 43 11 5 2 9 3 11 3 2 1 3 1 3 1 1 0 1 0 1 0l5-20c4-19 4-19 4-19-1 0-1 0-1 0-1-1-2-1-3-1-2-1-6-1-11-3-9-2-23-6-41-11-36-10-86-26-144-49-116-47-263-121-389-235zM4012 3402c-19 8-19 8-19 8 0 0 0 1 1 1 0 2 1 3 2 6 1 4 4 11 7 19 6 16 15 39 25 65 20 52 45 117 64 168l38-14c-20-51-45-116-64-168-10-26-19-49-26-66-3-8-5-14-7-19-1-2-1-4-2-5 0-1 0-1 0-1 0 0 0-1-1-1zM4092 3669c10 25 15 42 18 52 1 5 2 9 2 10 0 3 0 1 1-2 0-1 2-4 5-7s7-4 10-4 6 1 7 1 2 1 2 1c1 0 1 1 1 0l-15 14c-15 14-15 14-15 14 0 0 1 0 1 1 0 0 1 0 1 1 1 1 3 3 6 4 2 1 7 5 14 4 5 0 9-1 13-5 4-3 6-7 8-10 2-5 1-11 1-15 0-5-1-10-3-17-3-12-9-30-19-56zM4109 3720l-86 82 28 29 86-82zM4037 3816c4-19 3-19 3-19 0-1 0-1 0-1-1 0-2 0-2 0-2 0-4 0-7-1-7 0-16-1-28-1-24 0-61 1-111 8-101 14-257 49-481 133l14 38c222-84 375-118 472-131 49-7 84-8 106-8 11 0 19 1 24 1 2 1 4 1 5 1s1 0 1 0h1-1zM3411 3935c-226 86-385 214-488 320-51 54-88 102-112 136-13 18-22 32-28 42-3 5-5 8-6 11-1 1-2 2-2 3s0 1-1 1l18 10c18 9 18 9 18 9 0-1 1-2 2-3 1-2 3-6 6-10 5-9 14-23 26-40 23-33 59-79 108-131 99-103 253-227 473-310zM2792 4458c-18-10-18-10-18-10 0 1 0 1 0 1 0 0-1 1-1 2-1 1-2 3-3 6-3 5-8 13-13 24-11 21-27 51-46 87-39 73-92 173-148 279-112 212-237 449-289 551l36 18c52-101 177-339 289-550 56-106 108-206 147-279 20-37 35-66 47-87 5-11 9-19 12-24 2-3 3-5 4-7v-1c1 0 1 0 1-1zM2274 5398c-51 102-160 329-255 529-48 101-93 195-125 264-17 34-30 63-39 82-5 10-8 18-11 23-1 2-2 4-3 6v1 1l18 8c18 9 18 9 18 9v-1c0 0 1 0 1-1 1-1 1-3 3-6 2-5 6-13 10-23 10-19 23-47 39-82 33-69 77-163 125-263 96-201 204-427 255-529zM1879 6314l125-1364-40-3-125 1364zM1984 4949c20 1 20 1 20 1v-1c0-1 0-3 0-5 1-4 1-9 2-17 1-15 3-38 5-66 5-58 13-140 21-240 18-201 41-471 66-754 48-565 100-1177 114-1363l-40-3c-14 186-66 798-115 1363-24 282-47 553-65 753-8 100-16 183-21 240-2 29-4 51-5 66-1 8-2 14-2 18 0 2 0 3 0 4s0 1 0 1c0 1 0 1 0 1zM345 3249c0 93-15 326-31 538-7 105-15 205-21 278-3 36-5 66-7 87-1 11-2 19-2 24 0 3 0 5-1 7v1 1l20 1c20 2 20 2 20 2v-1c1 0 1 0 1-1 0-2 0-4 0-6 1-6 1-14 2-25 2-20 4-51 7-87 6-73 14-173 21-278 16-211 31-446 31-541zM303 4166h-146v40h146zM137 4185l-33 445 40 3 33-445zM104 4630l-80 960 40 3 80-960zM43 5612l143 9 3-40-144-9zM187 5601c-20-2-20-2-20-2 0 0 0 1 0 2s0 3-1 6c0 6-1 14-3 24-2 21-6 52-10 89-9 75-22 177-35 288-27 222-58 476-75 610l40 5c17-134 48-389 75-610 13-111 26-213 35-288 4-37 8-68 10-89 2-10 3-19 3-24 1-3 1-5 1-6s0-2 0-2v-1zM43 6618c-18 133-28 266-35 365-3 50-5 91-6 120-1 14-1 26-1 33-1 4-1 7-1 9 0 1 0 2 0 3l20 1c20 1 20 1 20 1v-1c0-1 0-1 0-2 1-2 1-5 1-9 0-8 1-19 1-33 1-29 3-70 7-119 6-99 16-231 34-363zM0 7149c10 469 240 778 416 1018l33-24c-177-241-399-540-409-994zM416 8167c180 246 470 372 690 469l16-36c-222-99-501-221-673-457zM1106 8636c114 51 295 90 506 100 212 10 455-9 691-79l-12-38c-231 68-469 87-677 77s-384-49-492-96zM2303 8657c236-69 424-191 553-295 64-52 113-100 147-135 17-17 29-31 38-41 4-5 8-9 10-12 1-1 2-2 2-3 1 0 1 0 1 0 0-1 0-1 0-1l-16-12c-15-13-15-13-15-13l-1 1c0 0-1 1-2 3-2 2-5 6-9 10-9 10-21 23-37 40-33 34-81 81-144 132-125 101-308 220-539 288zM3055 8170l294-402-33-24-294 402zM3313 7762l375 1245 39-12-375-1245zM5981 7777l51 5 3-40-51-5zM6021 7746l-103 78 25 32 103-78zM5931 7840c-16-13-16-13-16-13v1c0 0-1 0-1 1-1 0-2 2-3 3-2 3-5 8-9 13-7 12-15 28-22 49-14 41-21 100 6 167l37-15c-23-57-17-105-5-139 6-18 13-31 19-41 3-4 5-8 7-10 0-1 1-2 1-2 1-1 1-1 1-1zM5886 8061c27 68 79 103 123 120 21 9 41 13 56 15 7 1 14 2 18 2 2 0 4 0 5 0h1c1 0 1 0 1 0v-20c0-20 0-20 0-20h-1c0 0-2 0-3 0-4 0-9-1-15-2-12-2-29-5-48-12-36-15-78-43-100-98zM6093 8198l779-122-6-39-779 121zM6849 8061l46 211 39-9-45-211zM6895 8272c28 114 78 198 121 254 22 27 41 48 56 62 7 7 13 12 18 15 2 2 3 3 4 4s2 1 2 1c0 1 0 1 0 1l12-16c12-16 12-16 12-16 1 0 0 0 0 0v-1h-1c-1-1-2-2-4-4-3-3-9-7-15-14-14-12-32-31-52-57-40-52-87-131-114-238zM7096 8609c128 99 255 130 351 137 48 3 88 0 116-4 14-2 25-4 33-6 4-1 7-2 9-2 1 0 2-1 2-1 1 0 1 0 1 0l-5-19c-6-20-6-20-6-20-1 1-1 1-2 1-2 0-4 1-8 2-6 1-16 3-29 5-26 4-63 6-108 3-90-5-209-35-329-128zM7583 8717l34 216 40-7-34-215zM7636 8950c134 4 321-16 474-37 76-10 144-20 193-28 25-4 44-8 58-10 7-1 12-2 16-3 1 0 3 0 4 0h1c0-1 0-1 0-1l-3-19c-4-20-4-20-4-20-1 0-1 0-1 0-1 0-3 0-4 1-4 0-9 1-16 2-13 3-33 6-57 10-49 8-116 18-192 28-153 21-337 40-468 36zM8379 8852c3 19 3 19 3 19 1 0 1 0 1 0 1 0 2 0 4 0 2-1 7-2 12-3 11-2 27-6 47-10 41-10 99-24 170-44 140-41 328-105 519-200l-18-36c-188 93-374 157-513 197-69 20-126 34-167 44-20 4-35 7-46 10-5 1-9 2-12 2-1 0-2 1-3 1h-1zM9135 8614c384-191 657-560 750-829l-38-13c-90 260-356 620-730 806zM9885 7785c93-268 120-471 125-741h-40c-5 266-32 465-123 728zM10010 7044c5-269-45-560-145-764l-36 17c96 197 146 481 141 747zM7333 7018c-5-20-5-20-5-20-1 0-1 0-2 0s-2 1-4 1c-4 1-10 2-17 3-16 2-37 4-61 3-50-1-111-12-162-51l-24 32c60 46 131 58 185 60 27 0 50-2 67-4 8-1 15-2 20-3 2-1 4-1 5-1 1-1 1-1 2-1zM7082 6954c-54-40-84-81-100-112-8-15-13-28-16-37-1-4-2-7-2-9-1-1-1-2-1-3l-20 3c-20 3-20 3-20 3v1c1 0 1 1 1 1 0 1 0 2 0 4 1 3 2 7 4 13 3 10 9 26 19 43 19 36 52 82 111 125zM6963 6792l-45-229-40 8 45 229zM6915 6555l-35-49-33 23 35 49zM6883 6514l-130-646-40 8 131 646zM6722 5888l1458 1017 23-33-1458-1017zM8189 6868l-859 130 5 39 860-129z">
          <text:p/>
        </draw:path>
        <draw:polygon draw:style-name="gr4" draw:text-style-name="P4" draw:layer="layout" svg:width="0.268cm" svg:height="1.688cm" svg:x="24.301cm" svg:y="12.987cm" svg:viewBox="0 0 269 1689" draw:points="269,1689 0,0">
          <text:p/>
        </draw:polygon>
        <draw:line draw:style-name="gr20" draw:text-style-name="P3" draw:layer="layout" svg:x1="24.57cm" svg:y1="14.676cm" svg:x2="24.301cm" svg:y2="12.987cm">
          <text:p/>
        </draw:line>
        <draw:path draw:style-name="gr10" draw:text-style-name="P11" draw:layer="layout" svg:width="0.005cm" svg:height="0.005cm" svg:x="22.688cm" svg:y="7.127cm" svg:viewBox="0 0 6 6" svg:d="M0 3c0 0 0 2 2 3 11-11-2-3-2-3z">
          <text:p/>
        </draw:path>
        <draw:path draw:style-name="gr20" draw:text-style-name="P3" draw:layer="layout" svg:width="0.005cm" svg:height="0.005cm" svg:x="22.688cm" svg:y="7.127cm" svg:viewBox="0 0 6 6" svg:d="M0 3c0 0 0 2 2 3 11-11-2-3-2-3z">
          <text:p/>
        </draw:path>
        <draw:path draw:style-name="gr4" draw:text-style-name="P4" draw:layer="layout" svg:width="0.306cm" svg:height="0.341cm" svg:x="22.178cm" svg:y="6.905cm" svg:viewBox="0 0 307 342" svg:d="M0 0c121 97 225 213 307 342z">
          <text:p/>
        </draw:path>
        <draw:path draw:style-name="gr20" draw:text-style-name="P3" draw:layer="layout" svg:width="0.306cm" svg:height="0.341cm" svg:x="22.178cm" svg:y="6.905cm" svg:viewBox="0 0 307 342" svg:d="M0 0c121 97 225 213 307 342">
          <text:p/>
        </draw:path>
        <draw:path draw:style-name="gr10" draw:text-style-name="P11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20" draw:text-style-name="P3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" draw:text-style-name="P4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20" draw:text-style-name="P3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" draw:text-style-name="P4" draw:layer="layout" svg:width="0.205cm" svg:height="0.732cm" svg:x="20.775cm" svg:y="6.05cm" svg:viewBox="0 0 206 733" svg:d="M206 0c0 0-199 132-206 354-6 220 155 379 155 379z">
          <text:p/>
        </draw:path>
        <draw:path draw:style-name="gr20" draw:text-style-name="P3" draw:layer="layout" svg:width="0.205cm" svg:height="0.732cm" svg:x="20.775cm" svg:y="6.05cm" svg:viewBox="0 0 206 733" svg:d="M206 0c0 0-199 132-206 354-6 220 155 379 155 379">
          <text:p/>
        </draw:path>
        <draw:path draw:style-name="gr4" draw:text-style-name="P4" draw:layer="layout" svg:width="0.166cm" svg:height="0.612cm" svg:x="21.091cm" svg:y="6.084cm" svg:viewBox="0 0 167 613" svg:d="M161 0c0 0-177 88-160 323 14 190 122 273 166 290z">
          <text:p/>
        </draw:path>
        <draw:path draw:style-name="gr20" draw:text-style-name="P3" draw:layer="layout" svg:width="0.166cm" svg:height="0.612cm" svg:x="21.091cm" svg:y="6.084cm" svg:viewBox="0 0 167 613" svg:d="M161 0c0 0-177 88-160 323 14 190 122 273 166 290">
          <text:p/>
        </draw:path>
        <draw:path draw:style-name="gr4" draw:text-style-name="P4" draw:layer="layout" svg:width="0.172cm" svg:height="0.59cm" svg:x="21.394cm" svg:y="6.122cm" svg:viewBox="0 0 173 591" svg:d="M113 0c0 0-99 33-112 254-10 163 94 293 172 337z">
          <text:p/>
        </draw:path>
        <draw:path draw:style-name="gr20" draw:text-style-name="P3" draw:layer="layout" svg:width="0.172cm" svg:height="0.59cm" svg:x="21.394cm" svg:y="6.122cm" svg:viewBox="0 0 173 591" svg:d="M113 0c0 0-99 33-112 254-10 163 94 293 172 337">
          <text:p/>
        </draw:path>
        <draw:path draw:style-name="gr4" draw:text-style-name="P4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20" draw:text-style-name="P3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21" draw:text-style-name="P12" draw:layer="layout" svg:width="0.22cm" svg:height="0.22cm" svg:x="20.297cm" svg:y="7.826cm" svg:viewBox="0 0 221 221" svg:d="M111 221c61 0 110-50 110-111s-49-110-110-110c-62 0-111 49-111 110s49 111 111 111z">
          <text:p/>
        </draw:path>
        <draw:path draw:style-name="gr21" draw:text-style-name="P12" draw:layer="layout" svg:width="0.223cm" svg:height="0.224cm" svg:x="21.32cm" svg:y="7.975cm" svg:viewBox="0 0 224 225" svg:d="M111 225c62 0 113-50 113-113 0-62-51-112-113-112-61 0-111 50-111 112 0 63 50 113 111 113z">
          <text:p/>
        </draw:path>
        <draw:path draw:style-name="gr4" draw:text-style-name="P4" draw:layer="layout" svg:width="0.943cm" svg:height="0.344cm" svg:x="20.693cm" svg:y="8.35cm" svg:viewBox="0 0 944 345" svg:d="M944 0c0 0-89 228-364 310-352 105-580-62-580-62z">
          <text:p/>
        </draw:path>
        <draw:path draw:style-name="gr22" draw:text-style-name="P3" draw:layer="layout" svg:width="0.943cm" svg:height="0.344cm" svg:x="20.693cm" svg:y="8.35cm" svg:viewBox="0 0 944 345" svg:d="M944 0c0 0-89 228-364 310-352 105-580-62-580-62">
          <text:p/>
        </draw:path>
        <draw:path draw:style-name="gr4" draw:text-style-name="P4" draw:layer="layout" svg:width="0.109cm" svg:height="0.356cm" svg:x="19.753cm" svg:y="7.556cm" svg:viewBox="0 0 110 357" svg:d="M0 0c0 0 131 183 107 357z">
          <text:p/>
        </draw:path>
        <draw:path draw:style-name="gr22" draw:text-style-name="P3" draw:layer="layout" svg:width="0.109cm" svg:height="0.356cm" svg:x="19.753cm" svg:y="7.556cm" svg:viewBox="0 0 110 357" svg:d="M0 0c0 0 131 183 107 357">
          <text:p/>
        </draw:path>
        <draw:path draw:style-name="gr4" draw:text-style-name="P4" draw:layer="layout" svg:width="0.121cm" svg:height="0.083cm" svg:x="19.734cm" svg:y="7.796cm" svg:viewBox="0 0 122 84" svg:d="M0 84c0 0 61-92 122-83z">
          <text:p/>
        </draw:path>
        <draw:path draw:style-name="gr22" draw:text-style-name="P3" draw:layer="layout" svg:width="0.121cm" svg:height="0.083cm" svg:x="19.734cm" svg:y="7.796cm" svg:viewBox="0 0 122 84" svg:d="M0 84c0 0 61-92 122-83">
          <text:p/>
        </draw:path>
        <draw:path draw:style-name="gr4" draw:text-style-name="P4" draw:layer="layout" svg:width="0.329cm" svg:height="0.281cm" svg:x="22.725cm" svg:y="8.251cm" svg:viewBox="0 0 330 282" svg:d="M330 0c0 0-274 128-330 282z">
          <text:p/>
        </draw:path>
        <draw:path draw:style-name="gr22" draw:text-style-name="P3" draw:layer="layout" svg:width="0.329cm" svg:height="0.281cm" svg:x="22.725cm" svg:y="8.251cm" svg:viewBox="0 0 330 282" svg:d="M330 0c0 0-274 128-330 282">
          <text:p/>
        </draw:path>
        <draw:path draw:style-name="gr4" draw:text-style-name="P4" draw:layer="layout" svg:width="0.069cm" svg:height="0.208cm" svg:x="22.83cm" svg:y="8.395cm" svg:viewBox="0 0 70 209" svg:d="M70 209c0 0 10-116-70-209z">
          <text:p/>
        </draw:path>
        <draw:path draw:style-name="gr22" draw:text-style-name="P3" draw:layer="layout" svg:width="0.069cm" svg:height="0.208cm" svg:x="22.83cm" svg:y="8.395cm" svg:viewBox="0 0 70 209" svg:d="M70 209c0 0 10-116-70-209">
          <text:p/>
        </draw:path>
        <draw:path draw:style-name="gr4" draw:text-style-name="P4" draw:layer="layout" svg:width="0.284cm" svg:height="0.344cm" svg:x="22.484cm" svg:y="7.129cm" svg:viewBox="0 0 285 345" svg:d="M0 123c0 0 143-47 205-123 99 97-52 189-52 189 0 0 23 48 132 80 4 86-107 89-176 59z">
          <text:p/>
        </draw:path>
        <draw:path draw:style-name="gr20" draw:text-style-name="P3" draw:layer="layout" svg:width="0.284cm" svg:height="0.344cm" svg:x="22.484cm" svg:y="7.129cm" svg:viewBox="0 0 285 345" svg:d="M0 123c0 0 143-47 205-123 99 97-52 189-52 189 0 0 23 48 132 80 4 86-107 89-176 59">
          <text:p/>
        </draw:path>
        <draw:path draw:style-name="gr4" draw:text-style-name="P4" draw:layer="layout" svg:width="0.219cm" svg:height="3.5cm" svg:x="21.212cm" svg:y="10.151cm" svg:viewBox="0 0 220 3501" svg:d="M203 0c0 0-468 1991 17 3501z">
          <text:p/>
        </draw:path>
        <draw:path draw:style-name="gr20" draw:text-style-name="P3" draw:layer="layout" svg:width="0.219cm" svg:height="3.5cm" svg:x="21.212cm" svg:y="10.151cm" svg:viewBox="0 0 220 3501" svg:d="M203 0c0 0-468 1991 17 3501">
          <text:p/>
        </draw:path>
        <draw:path draw:style-name="gr4" draw:text-style-name="P4" draw:layer="layout" svg:width="3.316cm" svg:height="4.523cm" svg:x="16.991cm" svg:y="10.154cm" svg:viewBox="0 0 3317 4524" svg:d="M3317 3568l-183 261c-309 436-811 695-1347 695h-135c-989 0-1756-860-1640-1839l155-1268-143-8 107-1409h1902l-280 3094z">
          <text:p/>
        </draw:path>
        <draw:path draw:style-name="gr20" draw:text-style-name="P3" draw:layer="layout" svg:width="3.316cm" svg:height="4.523cm" svg:x="16.991cm" svg:y="10.154cm" svg:viewBox="0 0 3317 4524" svg:d="M3317 3568l-183 261c-309 436-811 695-1347 695h-135c-989 0-1756-860-1640-1839l155-1268-143-8 107-1409h1902l-280 3094">
          <text:p/>
        </draw:path>
        <draw:polygon draw:style-name="gr4" draw:text-style-name="P4" draw:layer="layout" svg:width="1.738cm" svg:height="0.102cm" svg:x="17.161cm" svg:y="11.559cm" svg:viewBox="0 0 1739 103" draw:points="0,0 1739,103">
          <text:p/>
        </draw:polygon>
        <draw:line draw:style-name="gr20" draw:text-style-name="P3" draw:layer="layout" svg:x1="17.161cm" svg:y1="11.559cm" svg:x2="18.9cm" svg:y2="11.662cm">
          <text:p/>
        </draw:line>
        <draw:path draw:style-name="gr4" draw:text-style-name="P4" draw:layer="layout" svg:width="0.177cm" svg:height="0.177cm" svg:x="17.244cm" svg:y="10.999cm" svg:viewBox="0 0 178 178" svg:d="M89 178c49 0 89-40 89-89 0-50-40-89-89-89s-89 39-89 89c0 49 40 89 89 89z">
          <text:p/>
        </draw:path>
        <draw:path draw:style-name="gr20" draw:text-style-name="P3" draw:layer="layout" svg:width="0.177cm" svg:height="0.177cm" svg:x="17.244cm" svg:y="10.999cm" svg:viewBox="0 0 178 178" svg:d="M89 178c49 0 89-40 89-89 0-50-40-89-89-89s-89 39-89 89c0 49 40 89 89 89z">
          <text:p/>
        </draw:path>
        <draw:polygon draw:style-name="gr4" draw:text-style-name="P4" draw:layer="layout" svg:width="0.373cm" svg:height="1.919cm" svg:x="25.165cm" svg:y="12.847cm" svg:viewBox="0 0 374 1920" draw:points="0,0 374,1920">
          <text:p/>
        </draw:polygon>
        <draw:line draw:style-name="gr20" draw:text-style-name="P3" draw:layer="layout" svg:x1="25.165cm" svg:y1="12.847cm" svg:x2="25.539cm" svg:y2="14.767cm">
          <text:p/>
        </draw:line>
        <draw:path draw:style-name="gr4" draw:text-style-name="P4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z">
          <text:p/>
        </draw:path>
        <draw:path draw:style-name="gr20" draw:text-style-name="P3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">
          <text:p/>
        </draw:path>
        <draw:path draw:style-name="gr4" draw:text-style-name="P4" draw:layer="layout" svg:width="0.267cm" svg:height="1.245cm" svg:x="23.91cm" svg:y="12.725cm" svg:viewBox="0 0 268 1246" svg:d="M0 0c0 0 41 441 125 702 85 261 143 389 143 544z">
          <text:p/>
        </draw:path>
        <draw:path draw:style-name="gr20" draw:text-style-name="P3" draw:layer="layout" svg:width="0.267cm" svg:height="1.245cm" svg:x="23.91cm" svg:y="12.725cm" svg:viewBox="0 0 268 1246" svg:d="M0 0c0 0 41 441 125 702 85 261 143 389 143 544">
          <text:p/>
        </draw:path>
        <draw:polygon draw:style-name="gr4" draw:text-style-name="P4" draw:layer="layout" svg:width="0.133cm" svg:height="0.658cm" svg:x="23.707cm" svg:y="11.821cm" svg:viewBox="0 0 134 659" draw:points="0,0 134,659">
          <text:p/>
        </draw:polygon>
        <draw:line draw:style-name="gr20" draw:text-style-name="P3" draw:layer="layout" svg:x1="23.707cm" svg:y1="11.821cm" svg:x2="23.841cm" svg:y2="12.48cm">
          <text:p/>
        </draw:line>
        <draw:path draw:style-name="gr2" draw:text-style-name="P2" draw:layer="layout" svg:width="5.351cm" svg:height="3.885cm" svg:x="14.709cm" svg:y="6.674cm" svg:viewBox="0 0 5352 3886" svg:d="M824 3886c-1612-1850-361-3886-361-3886l4889 1385z">
          <text:p/>
        </draw:path>
        <draw:path draw:style-name="gr20" draw:text-style-name="P3" draw:layer="layout" svg:width="5.351cm" svg:height="3.885cm" svg:x="14.709cm" svg:y="6.674cm" svg:viewBox="0 0 5352 3886" svg:d="M824 3886c-1612-1850-361-3886-361-3886l4889 1385z">
          <text:p/>
        </draw:path>
        <draw:path draw:style-name="gr10" draw:text-style-name="P11" draw:layer="layout" svg:width="0.644cm" svg:height="1.227cm" svg:x="18.121cm" svg:y="8.274cm" svg:viewBox="0 0 645 1228" svg:d="M632 669c38 132-19-56 0 0l-139-488c-38-131-173-208-306-173-134 35-214 173-178 307l269 913z">
          <text:p/>
        </draw:path>
        <draw:path draw:style-name="gr4" draw:text-style-name="P4" draw:layer="layout" svg:width="0.644cm" svg:height="1.227cm" svg:x="18.121cm" svg:y="8.274cm" svg:viewBox="0 0 645 1228" svg:d="M632 669c-19-56 38 132 0 0zM632 669l-139-488c-38-131-173-208-306-173-134 35-214 173-178 307l269 913z">
          <text:p/>
        </draw:path>
        <draw:path draw:style-name="gr20" draw:text-style-name="P3" draw:layer="layout" svg:width="0.644cm" svg:height="1.227cm" svg:x="18.121cm" svg:y="8.274cm" svg:viewBox="0 0 645 1228" svg:d="M632 669c-19-56 38 132 0 0zM632 669l-139-488c-38-131-173-208-306-173-134 35-214 173-178 307l269 913">
          <text:p/>
        </draw:path>
        <draw:polygon draw:style-name="gr4" draw:text-style-name="P4" draw:layer="layout" svg:width="0.279cm" svg:height="0.704cm" svg:x="17.786cm" svg:y="5.649cm" svg:viewBox="0 0 280 705" draw:points="280,705 0,0">
          <text:p/>
        </draw:polygon>
        <draw:line draw:style-name="gr22" draw:text-style-name="P3" draw:layer="layout" svg:x1="18.066cm" svg:y1="6.354cm" svg:x2="17.786cm" svg:y2="5.649cm">
          <text:p/>
        </draw:line>
        <draw:polygon draw:style-name="gr4" draw:text-style-name="P4" draw:layer="layout" svg:width="0.022cm" svg:height="0.758cm" svg:x="18.296cm" svg:y="5.565cm" svg:viewBox="0 0 23 759" draw:points="0,759 23,0">
          <text:p/>
        </draw:polygon>
        <draw:line draw:style-name="gr22" draw:text-style-name="P3" draw:layer="layout" svg:x1="18.296cm" svg:y1="6.324cm" svg:x2="18.319cm" svg:y2="5.565cm">
          <text:p/>
        </draw:line>
        <draw:polygon draw:style-name="gr4" draw:text-style-name="P4" draw:layer="layout" svg:width="0.323cm" svg:height="0.686cm" svg:x="18.511cm" svg:y="5.704cm" svg:viewBox="0 0 324 687" draw:points="0,687 324,0">
          <text:p/>
        </draw:polygon>
        <draw:line draw:style-name="gr22" draw:text-style-name="P3" draw:layer="layout" svg:x1="18.511cm" svg:y1="6.391cm" svg:x2="18.835cm" svg:y2="5.704cm">
          <text:p/>
        </draw:line>
        <draw:path draw:style-name="gr21" draw:text-style-name="P12" draw:layer="layout" svg:width="0.766cm" svg:height="0.233cm" svg:x="20.986cm" svg:y="9.321cm" svg:viewBox="0 0 767 234" svg:d="M0 42l73 189c0 0 442 43 694-215v-16c0 0-339 155-767 42z">
          <text:p/>
        </draw:path>
        <draw:path draw:style-name="gr21" draw:text-style-name="P12" draw:layer="layout" svg:width="0.255cm" svg:height="0.821cm" svg:x="23.922cm" svg:y="12.775cm" svg:viewBox="0 0 256 822" svg:d="M256 206c0 0-217 180-85 616 0 0-110-334-139-536-29-201-32-286-32-286 0 0 71 181 256 206z">
          <text:p/>
        </draw:path>
        <draw:path draw:style-name="gr21" draw:text-style-name="P12" draw:layer="layout" svg:width="0.315cm" svg:height="0.341cm" svg:x="22.306cm" svg:y="8.734cm" svg:viewBox="0 0 316 342" svg:d="M197 0c0 0-131 307 119 342 0 0-116-1-227-50l-89-51z">
          <text:p/>
        </draw:path>
        <draw:path draw:style-name="gr2" draw:text-style-name="P2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ath draw:style-name="gr20" draw:text-style-name="P3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olygon draw:style-name="gr4" draw:text-style-name="P4" draw:layer="layout" svg:width="0.048cm" svg:height="0.61cm" svg:x="18.688cm" svg:y="7.075cm" svg:viewBox="0 0 49 611" draw:points="49,0 0,611">
          <text:p/>
        </draw:polygon>
        <draw:line draw:style-name="gr19" draw:text-style-name="P3" draw:layer="layout" svg:x1="18.737cm" svg:y1="7.075cm" svg:x2="18.688cm" svg:y2="7.686cm">
          <text:p/>
        </draw:line>
        <draw:polygon draw:style-name="gr4" draw:text-style-name="P4" draw:layer="layout" svg:width="0.013cm" svg:height="0.397cm" svg:x="18.193cm" svg:y="7.134cm" svg:viewBox="0 0 14 398" draw:points="14,0 0,398">
          <text:p/>
        </draw:polygon>
        <draw:line draw:style-name="gr19" draw:text-style-name="P3" draw:layer="layout" svg:x1="18.207cm" svg:y1="7.134cm" svg:x2="18.193cm" svg:y2="7.532cm">
          <text:p/>
        </draw:line>
        <draw:frame draw:style-name="gr23" draw:text-style-name="P24" draw:layer="layout" svg:width="12.617cm" svg:height="1.39cm" svg:x="1.018cm" svg:y="6.547cm">
          <draw:text-box>
            <text:p text:style-name="P8"><text:span text:style-name="T14">Спасибо за внимание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/>
    <style:font-face style:name="ProximaNova1" svg:font-family="ProximaNova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6T22:10:37.857000000</dc:date>
    <meta:editing-duration>PT4H11M49S</meta:editing-duration>
    <meta:editing-cycles>2</meta:editing-cycles>
    <meta:generator>LibreOffice/7.6.7.2$Windows_X86_64 LibreOffice_project/dd47e4b30cb7dab30588d6c79c651f218165e3c5</meta:generator>
    <meta:document-statistic meta:object-count="239"/>
  </office:meta>
</office:document-meta>
</file>